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1.367cm" fo:margin-left="0.328cm" fo:margin-right="5.306cm" table:align="margins"/>
    </style:style>
    <style:style style:name="表格1.A" style:family="table-column">
      <style:table-column-properties style:column-width="11.367cm" style:rel-column-width="6444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11.172cm" table:align="margins"/>
    </style:style>
    <style:style style:name="表格2.A" style:family="table-column">
      <style:table-column-properties style:column-width="5.586cm" style:rel-column-width="2843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margin-top="0cm" fo:margin-bottom="0cm"/>
      <style:text-properties fo:color="#000000" style:font-name="ËÎÌå" fo:font-size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4">Supplier Name:</text:p>
                  <text:p text:style-name="Table_20_Contents"/>
                </table:table-cell>
                <table:table-cell table:style-name="表格2.B1" office:value-type="string">
                  <text:p text:style-name="Table_20_Contents"><text:span text:style-name="T1">牧泰莱电路技术有限公司SHENZHEN MULTILAYER PCB TECHNOLOGY CO.,LTD.</text:span> </text:p>
                </table:table-cell>
              </table:table-row>
              <table:table-row>
                <table:table-cell table:style-name="表格2.A2" office:value-type="string">
                  <text:p text:style-name="P4">Manufactory Name:</text:p>
                  <text:p text:style-name="Table_20_Contents"/>
                </table:table-cell>
                <table:table-cell table:style-name="表格2.B2" office:value-type="string">
                  <text:p text:style-name="Table_20_Contents"><text:span text:style-name="T1">深圳市宝安区福永街道桥塘路福源工业区6栋</text:span> </text:p>
                </table:table-cell>
              </table:table-row>
              <table:table-row>
                <table:table-cell table:style-name="表格2.A2" office:value-type="string">
                  <text:p text:style-name="P4">Manufactory P/N:</text:p>
                  <text:p text:style-name="Table_20_Contents"/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Coustomer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Coustomer P/N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P. O. #/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Lot No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Date Code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QTY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Revision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Carton No.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7:25:53.79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4" meta:word-count="47" meta:character-count="220"/>
  </office:meta>
</office:document-meta>
</file>